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423cm" fo:line-height="150%" fo:text-indent="0cm" style:auto-text-indent="false"/>
    </style:style>
    <style:style style:name="P2" style:family="paragraph" style:parent-style-name="Standard" style:list-style-name="WW8Num1">
      <style:paragraph-properties fo:margin-left="-0.005cm" fo:margin-right="0cm" fo:margin-top="0cm" fo:margin-bottom="0.423cm" fo:line-height="150%" fo:text-indent="0cm" style:auto-text-indent="false"/>
    </style:style>
    <style:style style:name="P3" style:family="paragraph" style:parent-style-name="Standard" style:list-style-name="WW8Num1">
      <style:paragraph-properties fo:margin-left="-0.005cm" fo:margin-right="0cm" fo:margin-top="0cm" fo:margin-bottom="0.423cm" fo:line-height="150%" fo:text-indent="0cm" style:auto-text-indent="false">
        <style:tab-stops>
          <style:tab-stop style:position="6.006cm" style:type="center"/>
          <style:tab-stop style:position="9.006cm" style:type="center"/>
          <style:tab-stop style:position="12.007cm" style:type="center"/>
        </style:tab-stops>
      </style:paragraph-properties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Sim8.</text:p>
        </text:list-item>
        <text:list-item>
          <text:p text:style-name="P2">Nascondere il foglio glossario.</text:p>
        </text:list-item>
        <text:list-item>
          <text:p text:style-name="P2">Nel foglio Matrimoni creare una tabella PIVOT dei dati compresi nell'intervallo A1:F15.<text:line-break/>Inserire in colonna la Zona, in riga il totale dei matrimoni civili e in dati la somma di TOTALE.<text:line-break/>Inserire la tabella PIVOT a partire dalla cella A19 dello stesso foglio.<text:line-break/>Raggruppa per 1000 il totale dei matrimoni civili.<text:line-break/>Applica la formattazione automatica Tabella 2.</text:p>
        </text:list-item>
        <text:list-item>
          <text:p text:style-name="P2">Nel foglio meteo, applicando un appropriato formato numerico personalizzato, fare in modo che i numeri dei seguenti intervalli siano seguiti dai rispettivi simboli:<text:line-break/><text:tab/>B3:B13<text:tab/>°C<text:line-break/><text:tab/>C3:C13<text:tab/>hPa<text:line-break/><text:tab/>D3:D13<text:tab/>°<text:line-break/><text:tab/>E3:E13<text:tab/>m/s<text:line-break/><text:tab/>F3:F13<text:tab/><text:tab/>kJ/m<text:span text:style-name="T1">2</text:span><text:line-break/><text:tab/>G3:G13<text:tab/>mm/h<text:line-break/><text:tab/>H3:H13<text:tab/>%</text:p>
        </text:list-item>
        <text:list-item>
          <text:p text:style-name="P2">Nel foglio Meteo utilizzare un filtro avanzato per copiare i dati degli ultimi 3 anni in cui l'irraggiamento media è stato minore di 600 kJ/m2 a partire dalla cella A18.</text:p>
        </text:list-item>
        <text:list-item>
          <text:p text:style-name="P3">Nel foglio Stato civile creare tre scenari in base alla tabella seguente:<text:line-break/>Nome scenario<text:tab/>C16<text:tab/>E16<text:tab/>G16<text:line-break/>Celibi<text:tab/>98.348<text:tab/>135.489<text:tab/>4.475<text:line-break/>Coniugati<text:tab/>97.348<text:tab/>134.489<text:tab/>6.475<text:line-break/>Separati<text:tab/>99.348<text:tab/>133.489<text:tab/>5.475</text:p>
        </text:list-item>
        <text:list-item>
          <text:p text:style-name="P2">Creare un foglio di riepilogo per i tre scenari.</text:p>
        </text:list-item>
        <text:list-item>
          <text:p text:style-name="P2">Nel foglio stato civile dare all'intervallo di celle B16:M16 il nome Venezia.</text:p>
        </text:list-item>
        <text:list-item>
          <text:p text:style-name="P2">Utilizzare una funzione di ricerca per inserire, nell'intervallo N6:N19 del foglio stato civile la zona, secondo quanto riportato nel foglio Matrimoni.</text:p>
        </text:list-item>
        <text:list-item>
          <text:p text:style-name="P2">Nel foglio Grafico stato civile modificare il valore massimo della scala con il valore 1.200.000 e il valore minimo a -1.200.000.<text:line-break/>Impostare a 100 la sovrapposizione delle barre e a 0 la distanza.<text:line-break/>Portare a 12 pt le etichette delle categorie.</text:p>
        </text:list-item>
        <text:list-item>
          <text:p text:style-name="P2">Nel foglio Stato civile inserire nella cella I23 una funzione database per ottenere la media dei divorziati per le voci in cui i coniugati superano 400.000.<text:line-break/>Scrivere i criteri a partire dalla cella D23.</text:p>
        </text:list-item>
        <text:list-item>
          <text:p text:style-name="P2">Nel foglio stranieri proteggere il foglio con la password venezia in modo che soltanto le celle dell'intervallo B15:I15 siano modificabili.<text:line-break/>Impostare per il file la password di modifica sim8.</text:p>
        </text:list-item>
        <text:list-item>
          <text:p text:style-name="P2">Copiare l'intervallo di celle A4:J18 del foglio Residenti.<text:line-break/>Incollare l'intervallo in formato HTML all'interno di un nuovo documento di Word che verrà salvato con il nome residenti.<text:line-break/>Fare in modo che i dati siano collegati a quelli originali. </text:p>
        </text:list-item>
        <text:list-item>
          <text:p text:style-name="P2">Utilizzare la formattazione condizionale per l'intervallo D3:D13 del foglio meteo in modo che il colore del testo dei dati con valore compreso tra 120 e 130 sia verde.</text:p>
        </text:list-item>
        <text:list-item>
          <text:p text:style-name="P2">Nella cella B6 del foglio Tabella dati inserire la seguente formula:<text:line-break/>=B1*B4*B4+B2*B4+B3<text:line-break/>Utilizzare Dati -&gt; Tabella per completare la tabella C7:N18.</text:p>
        </text:list-item>
        <text:list-item>
          <text:p text:style-name="P2">Per ogni riga dell'intervallo K5:K18 del foglio Residenti inserire una funzione per ottenere il doppio del valore della colonna C (nella stessa riga) nel caso cui il corrispondente nella colonna J sia maggiore di 100.000, la metà altrimenti.</text:p>
        </text:list-item>
        <text:list-item>
          <text:p text:style-name="P2">All'interno del foglio Famiglie registrare una macro che utilizzi i subtotali per ottenere la media delle famiglie per ogni numero medio di componenti relativamente al 2001.<text:line-break/>Salvare la macro con il nome subtot.</text:p>
        </text:list-item>
        <text:list-item>
          <text:p text:style-name="P2">Inserire un commento nella cella B6 del foglio Tabella dati: Fascio di parabole.</text:p>
        </text:list-item>
        <text:list-item>
          <text:p text:style-name="P2">Nel foglio Grafico stato civile copiare l'immagine in alto a sinistra sulla serie Coniugati.</text:p>
        </text:list-item>
        <text:list-item>
          <text:p text:style-name="P2">Ordinare i dati del foglio Meteo in modo crescente per temperatura media e quindi per pressione med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size="16pt" fo:font-weight="bold" style:font-size-asian="16pt" style:font-weight-asian="bold" style:font-size-complex="16pt"/>
    </style:style>
    <style:page-layout style:name="pm1">
      <style:page-layout-properties fo:page-width="20.999cm" fo:page-height="29.699cm" style:num-format="1" style:print-orientation="portrait" fo:margin-top="0.751cm" fo:margin-bottom="1.249cm" fo:margin-left="2cm" fo:margin-right="1.4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0.252cm" fo:margin-top="0.153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SIMULAZIONE 8<text:line-break/>(Foglio Elettronico Avanzato</text:span>)</text:p>
      </style:header>
      <style:footer>
        <text:p text:style-name="Footer"><text:tab/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18T03:10:00</meta:creation-date>
    <dc:creator>Marco Caresia</dc:creator>
    <dc:date>2006-07-14T12:47:33</dc:date>
    <dc:language>it-IT</dc:language>
    <meta:editing-cycles>5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2" meta:word-count="537" meta:character-count="3259"/>
  </office:meta>
</office:document-meta>
</file>